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e162" officeooo:paragraph-rsid="0004e162"/>
    </style:style>
    <style:style style:name="P2" style:family="paragraph" style:parent-style-name="Standard">
      <style:paragraph-properties fo:text-align="center" style:justify-single-word="false"/>
      <style:text-properties officeooo:rsid="0004e162" officeooo:paragraph-rsid="0004e162" fo:background-color="#362413"/>
    </style:style>
    <style:style style:name="P3" style:family="paragraph" style:parent-style-name="Standard">
      <style:text-properties officeooo:rsid="0004e162" officeooo:paragraph-rsid="0004e162" fo:background-color="#ffff00"/>
    </style:style>
    <style:style style:name="P4" style:family="paragraph" style:parent-style-name="Standard">
      <style:text-properties fo:color="#c9211e"/>
    </style:style>
    <style:style style:name="T1" style:family="text">
      <style:text-properties officeooo:rsid="00083a0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AQUETA PY DE SUSTENTACION FULLSTACK BASICO</text:p>
      <text:p text:style-name="P2">121224</text:p>
      <text:p text:style-name="P1"/>
      <text:p text:style-name="P3">1.Archivo layou.html</text:p>
      <text:p text:style-name="Standard"/>
      <text:p text:style-name="P4">&lt;!DOCTYPE html&gt;</text:p>
      <text:p text:style-name="P4">&lt;html lang="en"&gt;</text:p>
      <text:p text:style-name="P4"/>
      <text:p text:style-name="P4">&lt;head&gt;</text:p>
      <text:p text:style-name="P4"><text:s text:c="4"/>&lt;meta charset="UTF-8"&gt;</text:p>
      <text:p text:style-name="P4"><text:s text:c="4"/>&lt;meta name="viewport" content="width=device-width, initial-scale=1.0"&gt;</text:p>
      <text:p text:style-name="P4"><text:s text:c="4"/>&lt;title&gt;Registro de clientes&lt;/title&gt;</text:p>
      <text:p text:style-name="P4"/>
      <text:p text:style-name="P4"><text:s text:c="4"/>&lt;link rel="stylesheet" href="https://cdnjs.cloudflare.com/ajax/libs/font-awesome/6.7.1/css/all.min.css"</text:p>
      <text:p text:style-name="P4"><text:s text:c="8"/>integrity="sha512-5Hs3dF2AEPkpNAR7UiOHba+lRSJNeM2ECkwxUIxC1Q/FLycGTbNapWXB4tP889k5T5Ju8fs4b1P5z/iB4nMfSQ=="</text:p>
      <text:p text:style-name="P4"><text:s text:c="8"/>crossorigin="anonymous" referrerpolicy="no-referrer" /&gt;</text:p>
      <text:p text:style-name="P4"/>
      <text:p text:style-name="P4"><text:s text:c="4"/>&lt;link href="https://cdn.jsdelivr.net/npm/bootstrap@5.3.3/dist/css/bootstrap.min.css" rel="stylesheet"</text:p>
      <text:p text:style-name="P4"><text:s text:c="8"/>integrity="sha384-QWTKZyjpPEjISv5WaRU9OFeRpok6YctnYmDr5pNlyT2bRjXh0JMhjY6hW+ALEwIH" crossorigin="anonymous"&gt;</text:p>
      <text:p text:style-name="P4"/>
      <text:p text:style-name="P4"><text:s text:c="4"/>&lt;link rel="stylesheet" href="assets/css/styles.css"&gt;</text:p>
      <text:p text:style-name="P4">&lt;/head&gt;</text:p>
      <text:p text:style-name="P4"/>
      <text:p text:style-name="P4">&lt;body&gt;</text:p>
      <text:p text:style-name="P4"><text:s text:c="4"/>&lt;header&gt;</text:p>
      <text:p text:style-name="P4"><text:s text:c="8"/>&lt;h1&gt;Registro de clientes&lt;/h1&gt;</text:p>
      <text:p text:style-name="P4"><text:s text:c="8"/>&lt;div class="d-flex gap-4"&gt;</text:p>
      <text:p text:style-name="P4"><text:s text:c="12"/>&lt;button class="btn btn-primary" data-bs-toggle="modal" data-bs-target="#formulario-gestion"&gt;</text:p>
      <text:p text:style-name="P4"><text:s text:c="16"/>&lt;i class="fa fa-plus"&gt;&lt;/i&gt;</text:p>
      <text:p text:style-name="P4"><text:s text:c="16"/>Nuevo cliente</text:p>
      <text:p text:style-name="P4"><text:s text:c="12"/>&lt;/button&gt;</text:p>
      <text:p text:style-name="P4"><text:s text:c="8"/>&lt;/div&gt;</text:p>
      <text:p text:style-name="P4"><text:s text:c="4"/>&lt;/header&gt;</text:p>
      <text:p text:style-name="Standard"><text:s text:c="4"/>&lt;main class="container p-4"&gt;</text:p>
      <text:p text:style-name="Standard"/>
      <text:p text:style-name="Standard"><text:s text:c="8"/>&lt;div id="card-wrapper"&gt;</text:p>
      <text:p text:style-name="Standard"><text:s text:c="12"/>&lt;!-- &lt;table class="table"&gt;</text:p>
      <text:p text:style-name="Standard"><text:s text:c="12"/>&lt;thead&gt;</text:p>
      <text:p text:style-name="Standard"><text:s text:c="16"/>&lt;tr&gt;</text:p>
      <text:p text:style-name="Standard"><text:s text:c="20"/>&lt;th scope="col"&gt;ID&lt;/th&gt;</text:p>
      <text:p text:style-name="Standard"><text:s text:c="20"/>&lt;th scope="col"&gt;Documento&lt;/th&gt;</text:p>
      <text:p text:style-name="Standard"><text:s text:c="20"/>&lt;th scope="col"&gt;Nombre&lt;/th&gt;</text:p>
      <text:p text:style-name="Standard"><text:s text:c="20"/>&lt;th scope="col"&gt;Apellidos&lt;/th&gt;</text:p>
      <text:p text:style-name="Standard"><text:s text:c="20"/>&lt;th scope="col"&gt;Email&lt;/th&gt;</text:p>
      <text:p text:style-name="Standard"><text:soft-page-break/><text:s text:c="20"/>&lt;th scope="col"&gt;Fecha de nacimiento&lt;/th&gt;</text:p>
      <text:p text:style-name="Standard"><text:s text:c="20"/>&lt;th scope="col"&gt;Acciones&lt;/th&gt;</text:p>
      <text:p text:style-name="Standard"><text:s text:c="16"/>&lt;/tr&gt;</text:p>
      <text:p text:style-name="Standard"><text:s text:c="12"/>&lt;/thead&gt;</text:p>
      <text:p text:style-name="Standard"><text:s text:c="12"/>&lt;tbody&gt;</text:p>
      <text:p text:style-name="Standard"/>
      <text:p text:style-name="Standard"><text:s text:c="12"/>&lt;/tbody&gt;</text:p>
      <text:p text:style-name="Standard"><text:s text:c="8"/>&lt;/table&gt; --&gt;</text:p>
      <text:p text:style-name="Standard"><text:s text:c="12"/></text:p>
      <text:p text:style-name="Standard"><text:s text:c="8"/>&lt;/div&gt;</text:p>
      <text:p text:style-name="Standard"><text:s text:c="8"/>&lt;div id="paginacion"&gt;</text:p>
      <text:p text:style-name="Standard"><text:s text:c="12"/>&lt;button class="btn btn-primary" type="button" onclick="paginaAnterior()"&gt;</text:p>
      <text:p text:style-name="Standard"><text:s text:c="16"/>&lt;i class="fas fa-arrow-left"&gt;&lt;/i&gt;</text:p>
      <text:p text:style-name="Standard"><text:s text:c="12"/>&lt;/button&gt;</text:p>
      <text:p text:style-name="Standard"/>
      <text:p text:style-name="Standard"><text:s text:c="12"/>&lt;h2&gt;1&lt;/h2&gt;</text:p>
      <text:p text:style-name="Standard"/>
      <text:p text:style-name="Standard"><text:s text:c="12"/>&lt;button class="btn btn-primary" type="button" onclick="paginaSiguiente()"&gt;</text:p>
      <text:p text:style-name="Standard"><text:s text:c="16"/>&lt;i class="fas fa-arrow-right"&gt;&lt;/i&gt;</text:p>
      <text:p text:style-name="Standard"><text:s text:c="12"/>&lt;/button&gt;</text:p>
      <text:p text:style-name="Standard"><text:s text:c="8"/>&lt;/div&gt;</text:p>
      <text:p text:style-name="Standard"><text:s text:c="4"/>&lt;/main&gt;</text:p>
      <text:p text:style-name="Standard"/>
      <text:p text:style-name="Standard"><text:s text:c="4"/>&lt;div class="modal fade" id="formulario-gestion" tabindex="-1" aria-labelledby="formulario-gestion"</text:p>
      <text:p text:style-name="Standard"><text:s text:c="8"/>aria-hidden="true"&gt;</text:p>
      <text:p text:style-name="Standard"><text:s text:c="8"/>&lt;div class="modal-dialog"&gt;</text:p>
      <text:p text:style-name="Standard"><text:s text:c="12"/>&lt;form&gt;</text:p>
      <text:p text:style-name="Standard"><text:s text:c="16"/>&lt;div class="modal-content"&gt;</text:p>
      <text:p text:style-name="Standard"><text:s text:c="20"/>&lt;div class="modal-header"&gt;</text:p>
      <text:p text:style-name="Standard"><text:s text:c="24"/>&lt;h1 class="modal-title fs-5" id="exampleModalLabel"&gt;Gestión de clientes&lt;/h1&gt;</text:p>
      <text:p text:style-name="Standard"><text:s text:c="24"/>&lt;button type="button" class="btn-close" data-bs-dismiss="modal" aria-label="Close"&gt;&lt;/button&gt;</text:p>
      <text:p text:style-name="Standard"><text:s text:c="20"/>&lt;/div&gt;</text:p>
      <text:p text:style-name="Standard"><text:s text:c="20"/>&lt;div class="modal-body"&gt;</text:p>
      <text:p text:style-name="Standard"/>
      <text:p text:style-name="Standard"/>
      <text:p text:style-name="Standard"><text:s text:c="24"/>&lt;input type="text" readonly name="editar" class="sr-only"&gt;</text:p>
      <text:p text:style-name="Standard"/>
      <text:p text:style-name="Standard"><text:s text:c="24"/>&lt;div class="mb-3"&gt;</text:p>
      <text:p text:style-name="Standard"><text:s text:c="28"/>&lt;label for="documento" class="form-label"&gt;Documento&lt;/label&gt;</text:p>
      <text:p text:style-name="Standard"><text:s text:c="28"/>&lt;input type="text" class="form-control" id="documento" placeholder="999999999"</text:p>
      <text:p text:style-name="Standard"><text:s text:c="32"/>name="documento" required&gt;</text:p>
      <text:p text:style-name="Standard"><text:s text:c="24"/>&lt;/div&gt;</text:p>
      <text:p text:style-name="Standard"><text:s text:c="24"/>&lt;div class="mb-3"&gt;</text:p>
      <text:p text:style-name="Standard"><text:s text:c="28"/>&lt;label for="nombre" class="form-label"&gt;Nombre&lt;/label&gt;</text:p>
      <text:p text:style-name="Standard"><text:s text:c="28"/>&lt;input type="text" class="form-control" id="nombre" placeholder="Tu nombre" name="nombre"</text:p>
      <text:p text:style-name="Standard"><text:s text:c="32"/>required&gt;</text:p>
      <text:p text:style-name="Standard"><text:soft-page-break/><text:s text:c="24"/>&lt;/div&gt;</text:p>
      <text:p text:style-name="Standard"><text:s text:c="24"/>&lt;div class="mb-3"&gt;</text:p>
      <text:p text:style-name="Standard"><text:s text:c="28"/>&lt;label for="apellidos" class="form-label"&gt;Apellidos&lt;/label&gt;</text:p>
      <text:p text:style-name="Standard"><text:s text:c="28"/>&lt;input type="text" class="form-control" id="apellidos" placeholder="Tus apellidos"</text:p>
      <text:p text:style-name="Standard"><text:s text:c="32"/>name="apellidos" required&gt;</text:p>
      <text:p text:style-name="Standard"><text:s text:c="24"/>&lt;/div&gt;</text:p>
      <text:p text:style-name="Standard"><text:s text:c="24"/>&lt;div class="mb-3"&gt;</text:p>
      <text:p text:style-name="Standard"><text:s text:c="28"/>&lt;label for="email" class="form-label"&gt;Email&lt;/label&gt;</text:p>
      <text:p text:style-name="Standard"><text:s text:c="28"/>&lt;input type="email" class="form-control" id="email" placeholder="tucorreo@example.com"</text:p>
      <text:p text:style-name="Standard"><text:s text:c="32"/>name="email" required&gt;</text:p>
      <text:p text:style-name="Standard"><text:s text:c="24"/>&lt;/div&gt;</text:p>
      <text:p text:style-name="Standard"><text:s text:c="24"/>&lt;div class="mb-3"&gt;</text:p>
      <text:p text:style-name="Standard"><text:s text:c="28"/>&lt;label for="image" class="form-label"&gt;Imagen&lt;/label&gt;</text:p>
      <text:p text:style-name="Standard"><text:s text:c="28"/>&lt;input type="url" class="form-control" id="image" placeholder="https://miimagendegoogle.com"</text:p>
      <text:p text:style-name="Standard"><text:s text:c="32"/>name="image" required&gt;</text:p>
      <text:p text:style-name="Standard"><text:s text:c="24"/>&lt;/div&gt;</text:p>
      <text:p text:style-name="Standard"><text:s text:c="24"/>&lt;div class="mb-3"&gt;</text:p>
      <text:p text:style-name="Standard"><text:s text:c="28"/>&lt;label for="fecha_nacimiento" class="form-label"&gt;Fecha de nacimiento&lt;/label&gt;</text:p>
      <text:p text:style-name="Standard"><text:s text:c="28"/>&lt;input type="date" class="form-control" id="fecha_nacimiento" name="fecha_nacimiento"&gt;</text:p>
      <text:p text:style-name="Standard"><text:s text:c="24"/>&lt;/div&gt;</text:p>
      <text:p text:style-name="Standard"/>
      <text:p text:style-name="Standard"><text:s text:c="20"/>&lt;/div&gt;</text:p>
      <text:p text:style-name="Standard"><text:s text:c="20"/>&lt;div class="modal-footer"&gt;</text:p>
      <text:p text:style-name="Standard"><text:s text:c="24"/>&lt;div class="d-grid gap-2"&gt;</text:p>
      <text:p text:style-name="Standard"><text:s text:c="28"/>&lt;button class="btn btn-primary" type="submit"&gt;Enviar&lt;/button&gt;</text:p>
      <text:p text:style-name="Standard"><text:s text:c="24"/>&lt;/div&gt;</text:p>
      <text:p text:style-name="Standard"><text:s text:c="24"/>&lt;div class="d-grid gap-2"&gt;</text:p>
      <text:p text:style-name="Standard"><text:s text:c="28"/>&lt;button class="btn btn-danger" type="button" onclick="limpiarFormulario()"&gt;Limpiar&lt;/button&gt;</text:p>
      <text:p text:style-name="Standard"><text:s text:c="24"/>&lt;/div&gt;</text:p>
      <text:p text:style-name="Standard"><text:s text:c="20"/>&lt;/div&gt;</text:p>
      <text:p text:style-name="Standard"><text:s text:c="16"/>&lt;/div&gt;</text:p>
      <text:p text:style-name="Standard"><text:s text:c="12"/>&lt;/form&gt;</text:p>
      <text:p text:style-name="Standard"><text:s text:c="8"/>&lt;/div&gt;</text:p>
      <text:p text:style-name="Standard"><text:s text:c="4"/>&lt;/div&gt;</text:p>
      <text:p text:style-name="Standard"/>
      <text:p text:style-name="Standard"/>
      <text:p text:style-name="Standard"/>
      <text:p text:style-name="Standard"><text:s text:c="4"/>&lt;script src="https://cdn.jsdelivr.net/npm/axios/dist/axios.min.js"&gt;&lt;/script&gt;</text:p>
      <text:p text:style-name="Standard"/>
      <text:p text:style-name="Standard"><text:s text:c="4"/>&lt;script src="https://cdn.jsdelivr.net/npm/bootstrap@5.3.3/dist/js/bootstrap.bundle.min.js"</text:p>
      <text:p text:style-name="Standard"><text:s text:c="8"/>integrity="sha384-YvpcrYf0tY3lHB60NNkmXc5s9fDVZLESaAA55NDzOxhy9GkcIdslK1eN7N6jIeHz"</text:p>
      <text:p text:style-name="Standard"><text:s text:c="8"/>crossorigin="anonymous"&gt;&lt;/script&gt;</text:p>
      <text:p text:style-name="Standard"/>
      <text:p text:style-name="Standard"><text:s text:c="4"/>&lt;script src="https://cdn.jsdelivr.net/npm/sweetalert2@11"&gt;&lt;/script&gt;</text:p>
      <text:p text:style-name="Standard"><text:soft-page-break/></text:p>
      <text:p text:style-name="Standard"><text:s text:c="4"/>&lt;script src="https://cdn.jsdelivr.net/npm/dayjs@1/dayjs.min.js"&gt;&lt;/script&gt;</text:p>
      <text:p text:style-name="Standard"/>
      <text:p text:style-name="Standard"><text:s text:c="4"/>&lt;!-- Nuestro script personalizado --&gt;</text:p>
      <text:p text:style-name="Standard"><text:s text:c="4"/>&lt;script src="assets/js/script.js" type="module"&gt;&lt;/script&gt;</text:p>
      <text:p text:style-name="Standard">&lt;/body&gt;</text:p>
      <text:p text:style-name="Standard"/>
      <text:p text:style-name="Standard">&lt;/html&gt;</text:p>
      <text:p text:style-name="Standard">*****************</text:p>
      <text:p text:style-name="Standard">-<text:span text:style-name="T1">Archivo styles.css</text:span></text:p>
      <text:p text:style-name="Standard">****************</text:p>
      <text:p text:style-name="Standard">body {</text:p>
      <text:p text:style-name="Standard"><text:s text:c="4"/>height: 100vh;</text:p>
      <text:p text:style-name="Standard"><text:s text:c="4"/>display: grid;</text:p>
      <text:p text:style-name="Standard"><text:s text:c="4"/>grid-template-areas: </text:p>
      <text:p text:style-name="Standard"><text:s text:c="4"/>"header"</text:p>
      <text:p text:style-name="Standard"><text:s text:c="4"/>"main";</text:p>
      <text:p text:style-name="Standard"><text:s text:c="4"/>grid-template-columns: 1fr;</text:p>
      <text:p text:style-name="Standard"><text:s text:c="4"/>grid-template-rows: 100px 1fr;</text:p>
      <text:p text:style-name="Standard">}</text:p>
      <text:p text:style-name="Standard"/>
      <text:p text:style-name="Standard">main {</text:p>
      <text:p text:style-name="Standard"><text:s text:c="4"/>/* background-color: blue; */</text:p>
      <text:p text:style-name="Standard"><text:s text:c="4"/>grid-area: main;</text:p>
      <text:p text:style-name="Standard"><text:s text:c="4"/>padding: 200px;</text:p>
      <text:p text:style-name="Standard"><text:s text:c="4"/>overflow-y: auto;</text:p>
      <text:p text:style-name="Standard">}</text:p>
      <text:p text:style-name="Standard"/>
      <text:p text:style-name="Standard">header {</text:p>
      <text:p text:style-name="Standard"><text:s text:c="4"/>/* background-color: blueviolet; */</text:p>
      <text:p text:style-name="Standard"><text:s text:c="4"/>grid-area: header;</text:p>
      <text:p text:style-name="Standard"><text:s text:c="4"/>padding: 30px;</text:p>
      <text:p text:style-name="Standard"><text:s text:c="4"/>display: flex;</text:p>
      <text:p text:style-name="Standard"><text:s text:c="4"/>justify-content: space-between;</text:p>
      <text:p text:style-name="Standard"><text:s text:c="4"/>align-items: center;</text:p>
      <text:p text:style-name="Standard">}</text:p>
      <text:p text:style-name="Standard"/>
      <text:p text:style-name="Standard">form {</text:p>
      <text:p text:style-name="Standard"><text:s text:c="4"/>width: 450px;</text:p>
      <text:p text:style-name="Standard">}</text:p>
      <text:p text:style-name="Standard"/>
      <text:p text:style-name="Standard">#paginacion {</text:p>
      <text:p text:style-name="Standard"><text:s text:c="4"/>display: flex;</text:p>
      <text:p text:style-name="Standard"><text:s text:c="4"/>justify-content: flex-end;</text:p>
      <text:p text:style-name="Standard"><text:s text:c="4"/>align-items: center;</text:p>
      <text:p text:style-name="Standard"><text:s text:c="4"/>gap: 10px</text:p>
      <text:p text:style-name="Standard">}</text:p>
      <text:p text:style-name="Standard"/>
      <text:p text:style-name="Standard">#paginacion h2 {</text:p>
      <text:p text:style-name="Standard"><text:soft-page-break/><text:s text:c="4"/>width: 32px;</text:p>
      <text:p text:style-name="Standard"><text:s text:c="4"/>height: 32px;</text:p>
      <text:p text:style-name="Standard"><text:s text:c="4"/>text-align: center;</text:p>
      <text:p text:style-name="Standard">}</text:p>
      <text:p text:style-name="Standard"/>
      <text:p text:style-name="Standard">#card-wrapper {</text:p>
      <text:p text:style-name="Standard"><text:s text:c="4"/>display: grid;</text:p>
      <text:p text:style-name="Standard"><text:s text:c="4"/>grid-template-columns: repeat(auto-fill, minmax(300px, 1fr));</text:p>
      <text:p text:style-name="Standard"><text:s text:c="4"/>gap: 20px;</text:p>
      <text:p text:style-name="Standard">}</text:p>
      <text:p text:style-name="Standard"/>
      <text:p text:style-name="Standard">.card img {</text:p>
      <text:p text:style-name="Standard"><text:s text:c="4"/>height: 100%;</text:p>
      <text:p text:style-name="Standard"><text:s text:c="4"/>object-fit: contain;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13T22:04:54.692602965</meta:creation-date>
    <dc:date>2024-12-14T11:33:43.758505340</dc:date>
    <meta:editing-duration>PT12H38M30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5" meta:paragraph-count="167" meta:word-count="370" meta:character-count="6595" meta:non-whitespace-character-count="4496"/>
  </office:meta>
</office:document-meta>
</file>